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DecoderTests.decodeToMo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urceDecoderTests.de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DecoderTests.Resource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derTests.decodeInputStreamR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